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500000328EA313657F9328E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y="-0.704cm" svg:width="23.94cm" svg:height="19.41cm" draw:z-index="0"><draw:image xlink:href="Pictures/100002010000041500000328EA313657F9328E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4.2$Linux_X86_64 LibreOffice_project/40$Build-2</meta:generator>
    <dc:date>2020-07-23T13:00:28.743302520</dc:date>
    <dc:creator>Terry Coles</dc:creator>
    <meta:editing-duration>PT22M17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